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1820b" officeooo:paragraph-rsid="0011820b" style:font-size-asian="14pt" style:font-size-complex="16pt"/>
    </style:style>
    <style:style style:name="P2" style:family="paragraph" style:parent-style-name="Standard">
      <style:text-properties fo:font-size="11pt" style:text-underline-style="solid" style:text-underline-width="auto" style:text-underline-color="font-color" officeooo:rsid="0011820b" officeooo:paragraph-rsid="0011820b" style:font-size-asian="9.60000038146973pt" style:font-size-complex="11pt"/>
    </style:style>
    <style:style style:name="P3" style:family="paragraph" style:parent-style-name="Standard">
      <style:text-properties fo:font-size="11pt" style:text-underline-style="none" officeooo:rsid="0011820b" officeooo:paragraph-rsid="0011820b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</text:p>
      <text:p text:style-name="P1"/>
      <text:p text:style-name="P2">Approach to solve the problem</text:p>
      <text:p text:style-name="P3">- what frameworks we’re going to use</text:p>
      <text:p text:style-name="P3">- whether we’re doing a website or a local website with python as a back end</text:p>
      <text:p text:style-name="P3">- using real world data, but buying fake stocks in a simulated environ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32:32.678458486</meta:creation-date>
    <dc:date>2019-10-18T13:39:59.511241021</dc:date>
    <meta:editing-duration>PT7M27S</meta:editing-duration>
    <meta:editing-cycles>1</meta:editing-cycles>
    <meta:document-statistic meta:table-count="0" meta:image-count="0" meta:object-count="0" meta:page-count="1" meta:paragraph-count="5" meta:word-count="42" meta:character-count="223" meta:non-whitespace-character-count="185"/>
    <meta:generator>LibreOffice/6.0.7.3$Linux_X86_64 LibreOffice_project/00m0$Build-3</meta:generator>
  </office:meta>
</office:document-meta>
</file>